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Footer">
      <style:text-properties officeooo:rsid="000e1c30" officeooo:paragraph-rsid="000e1c30"/>
    </style:style>
    <style:style style:name="P2" style:family="paragraph" style:parent-style-name="Text_20_body">
      <style:paragraph-properties fo:line-height="100%"/>
      <style:text-properties officeooo:rsid="000e1c30" officeooo:paragraph-rsid="000e1c30"/>
    </style:style>
    <style:style style:name="P3" style:family="paragraph" style:parent-style-name="Text_20_body">
      <style:paragraph-properties fo:line-height="100%"/>
      <style:text-properties officeooo:rsid="000f49cf" officeooo:paragraph-rsid="000f49cf"/>
    </style:style>
    <style:style style:name="P4" style:family="paragraph" style:parent-style-name="Title">
      <style:paragraph-properties fo:line-height="200%"/>
      <style:text-properties officeooo:paragraph-rsid="000e1c30"/>
    </style:style>
    <style:style style:name="P5" style:family="paragraph" style:parent-style-name="Text_20_body" style:list-style-name="L1">
      <style:paragraph-properties fo:line-height="100%"/>
      <style:text-properties officeooo:rsid="000e1c30" officeooo:paragraph-rsid="000f49cf" fo:background-color="#ffff00"/>
    </style:style>
    <style:style style:name="P6" style:family="paragraph" style:parent-style-name="Text_20_body" style:list-style-name="L1">
      <style:paragraph-properties fo:line-height="100%"/>
      <style:text-properties officeooo:rsid="000e1c30" officeooo:paragraph-rsid="000e1c30" fo:background-color="#ffff00"/>
    </style:style>
    <style:style style:name="P7" style:family="paragraph" style:parent-style-name="Text_20_body" style:list-style-name="L1">
      <style:paragraph-properties fo:line-height="100%"/>
      <style:text-properties officeooo:rsid="000e1c30" officeooo:paragraph-rsid="000e1c30" fo:background-color="#ffff00"/>
    </style:style>
    <style:style style:name="T1" style:family="text">
      <style:text-properties officeooo:rsid="000e1c3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252e1" fo:background-color="#ffff00" loext:char-shading-value="0"/>
    </style:style>
    <style:style style:name="T5" style:family="text">
      <style:text-properties officeooo:rsid="0010ff9d"/>
    </style:style>
    <style:style style:name="T6" style:family="text"/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document for <text:span text:style-name="T1">MPT-Manager</text:span></text:p>
      <text:p text:style-name="P2">This document describes different situations where an error should occur while generating a new test program with MPT-Manager.</text:p>
      <text:p text:style-name="P3">All errors that have been tested are marked by <text:span text:style-name="T2">yellow marker.</text:span></text:p>
      <text:list text:style-name="L1">
        <text:list-item>
          <text:p text:style-name="P7">For file netlist.csv.</text:p>
          <text:list>
            <text:list-item>
              <text:p text:style-name="P5">Plug is not mapped in testcables_to_product.csv.</text:p>
            </text:list-item>
            <text:list-item>
              <text:p text:style-name="P7">Point CONNAME.PINNAME is not mapped in the map file.</text:p>
            </text:list-item>
            <text:list-item>
              <text:p text:style-name="P7">Point CONNAME.PINNAME is not unique.</text:p>
            </text:list-item>
            <text:list-item>
              <text:p text:style-name="P7">Net number is not named in netnames.csv.</text:p>
            </text:list-item>
          </text:list>
        </text:list-item>
        <text:list-item>
          <text:p text:style-name="P7">For file netnames.csv.</text:p>
          <text:list>
            <text:list-item>
              <text:p text:style-name="P7">Net number is not unique.</text:p>
            </text:list-item>
            <text:list-item>
              <text:p text:style-name="P7">Net name is not unique.</text:p>
            </text:list-item>
            <text:list-item>
              <text:p text:style-name="P6">Net number <text:span text:style-name="T5">is</text:span> not used in netlist.csv.</text:p>
            </text:list-item>
          </text:list>
        </text:list-item>
        <text:list-item>
          <text:p text:style-name="P7">For file testcables_to_outlets.csv.</text:p>
          <text:list>
            <text:list-item>
              <text:p text:style-name="P7">Test cable has no map file.</text:p>
            </text:list-item>
            <text:list-item>
              <text:p text:style-name="P6">Test cable is not unique.</text:p>
            </text:list-item>
            <text:list-item>
              <text:p text:style-name="P7">Test cable is not used in testcables_to_product.csv.</text:p>
            </text:list-item>
            <text:list-item>
              <text:p text:style-name="P7">Outlet is not unique.</text:p>
            </text:list-item>
            <text:list-item>
              <text:p text:style-name="P7">Overlapping outlets.</text:p>
            </text:list-item>
          </text:list>
        </text:list-item>
        <text:list-item>
          <text:p text:style-name="P7">For file testcables_to_product.csv.</text:p>
          <text:list>
            <text:list-item>
              <text:p text:style-name="P7">Test cable braid was not mapped in testcables_to_outlets.csv.</text:p>
            </text:list-item>
            <text:list-item>
              <text:p text:style-name="P7">Test cable braid has no map file.</text:p>
            </text:list-item>
            <text:list-item>
              <text:p text:style-name="P7">Test cable braid is not mapped in the map file.</text:p>
            </text:list-item>
            <text:list-item>
              <text:p text:style-name="P7">Product plug is not used in netlist.csv.</text:p>
            </text:list-item>
          </text:list>
        </text:list-item>
        <text:list-item>
          <text:p text:style-name="P7">script.txt.</text:p>
          <text:list>
            <text:list-item>
              <text:p text:style-name="P7">Command missing “(“.</text:p>
            </text:list-item>
            <text:list-item>
              <text:p text:style-name="P7">Unknown command.</text:p>
            </text:list-item>
            <text:list-item>
              <text:p text:style-name="P7">Invalid number of arguments in the comma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e1c30" officeooo:paragraph-rsid="000e1c3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7:14:17.917000000</meta:creation-date>
    <dc:date>2024-02-28T15:27:43.282000000</dc:date>
    <meta:editing-duration>PT4H59M5S</meta:editing-duration>
    <meta:editing-cycles>7</meta:editing-cycles>
    <meta:generator>LibreOffice/7.5.9.2$Windows_x86 LibreOffice_project/cdeefe45c17511d326101eed8008ac4092f278a9</meta:generator>
    <meta:document-statistic meta:table-count="0" meta:image-count="0" meta:object-count="0" meta:page-count="1" meta:paragraph-count="28" meta:word-count="186" meta:character-count="1128" meta:non-whitespace-character-count="946"/>
  </office:meta>
</office:document-meta>
</file>